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AttributeBundle.getRetur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ttributeBundle.setReturnAttributes( Collection retur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ttributeBundl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dRepository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ttributeBundle.getParameterAttributes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achedRepository.getAttributes( Constructo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achedRepository.getParameterAttributes( Method m , in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achedRepository.getInheritableClassAttributes( Class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CachedRepository.getInheritableAttributes( Collection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achedRepository.getAttributes( Method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achedRepository.getInheritableMethodAttributes( Class c , String methodName , Class [ ] method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achedRepository.getParameterAttributes( Constructor c , in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achedRepository.getInheritableReturnAttributes( Class c , String methodName , Class [ ] method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achedRepository.getReturnAttributes( Method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AttributeBundle.addParameterAttributes( Collection parameter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dRepository.getInheritableMethodParameterAttributes( Class c , String methodName , Class [ ] methodParams , int parame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achedRepository.DefaultCachedRepository( Class clazz , AttributeRepositoryClass repo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DefaultCachedRepository.getAttributes( Field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AttributeBundle.setAttributes( Collection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ttributeBundle.MethodAttributeBundl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